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25-01-19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24-01-05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23-01-06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22-01-0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21-01-07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20-01-05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9-01-05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8-01-0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7-01-06 16:45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6-01-05 16:3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5-01-05 22:13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4-01-06 22:12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3-01-17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2-01-19 20:17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1-01-14 19:26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10-01-20 15:0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09-01-12 22:31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08-01-03 21:48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07-01-12 08:02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906100072002</text:p>
          </table:table-cell>
          <table:table-cell office:value-type="string" calcext:value-type="string">
            <text:p>2006-01-08 22:56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